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&gt; show tables;</text:p>
      <text:p text:style-name="P1">+-----------------+</text:p>
      <text:p text:style-name="P1">| Tables_in_pgdac |</text:p>
      <text:p text:style-name="P1">+-----------------+</text:p>
      <text:p text:style-name="P1">| student <text:s text:c="8"/>|</text:p>
      <text:p text:style-name="P1">| student1 <text:s text:c="7"/>|</text:p>
      <text:p text:style-name="P1">+-----------------+</text:p>
      <text:p text:style-name="P1">2 rows in set (0.01 sec)</text:p>
      <text:p text:style-name="P1"/>
      <text:p text:style-name="P1">mysql&gt; create table student2 </text:p>
      <text:p text:style-name="P1"><text:s text:c="4"/>-&gt; (roll int autoincrement,</text:p>
      <text:p text:style-name="P1"><text:s text:c="4"/>-&gt; name varchar(10) not null,</text:p>
      <text:p text:style-name="P1"><text:s text:c="4"/>-&gt; marks float,</text:p>
      <text:p text:style-name="P1"><text:s text:c="4"/>-&gt; primary key(roll));</text:p>
      <text:p text:style-name="P1">ERROR 1064 (42000): You have an error in your SQL syntax; check the manual that corresponds to your MySQL server version for the right syntax to use near 'autoincrement,</text:p>
      <text:p text:style-name="P1">name varchar(10) not null,</text:p>
      <text:p text:style-name="P1">marks float,</text:p>
      <text:p text:style-name="P1">primary key(roll))' at line 2</text:p>
      <text:p text:style-name="P1">mysql&gt; </text:p>
      <text:p text:style-name="P1">mysql&gt; create table student2 <text:s/>(roll int auto_increment, name varchar(10) not null, marks float, primary key(roll));</text:p>
      <text:p text:style-name="P1">Query OK, 0 rows affected (1.39 sec)</text:p>
      <text:p text:style-name="P1"/>
      <text:p text:style-name="P1">mysql&gt; desc student2;</text:p>
      <text:p text:style-name="P1">+-------+-------------+------+-----+---------+----------------+</text:p>
      <text:p text:style-name="P1">| Field | Type <text:s text:c="7"/>| Null | Key | Default | Extra <text:s text:c="9"/>|</text:p>
      <text:p text:style-name="P1">+-------+-------------+------+-----+---------+----------------+</text:p>
      <text:p text:style-name="P1">| roll <text:s/>| int <text:s text:c="8"/>| NO <text:s text:c="2"/>| PRI | NULL <text:s text:c="3"/>| auto_increment |</text:p>
      <text:p text:style-name="P1">| name <text:s/>| varchar(10) | NO <text:s text:c="2"/>| <text:s text:c="4"/>| NULL <text:s text:c="3"/>| <text:s text:c="15"/>|</text:p>
      <text:p text:style-name="P1">| marks | float <text:s text:c="6"/>| YES <text:s/>| <text:s text:c="4"/>| NULL <text:s text:c="3"/>| <text:s text:c="15"/>|</text:p>
      <text:p text:style-name="P1">+-------+-------------+------+-----+---------+----------------+</text:p>
      <text:p text:style-name="P1">3 rows in set (0.01 sec)</text:p>
      <text:p text:style-name="P1"/>
      <text:p text:style-name="P1">mysql&gt; insert into student2 values(1,'Amit',67.77);</text:p>
      <text:p text:style-name="P1">Query OK, 1 row affected (0.09 sec)</text:p>
      <text:p text:style-name="P1"/>
      <text:p text:style-name="P1">mysql&gt; insert into student2 values(1,'Asha',78.44);</text:p>
      <text:p text:style-name="P1">ERROR 1062 (23000): Duplicate entry '1' for key 'student2.PRIMARY'</text:p>
      <text:p text:style-name="P1">mysql&gt; insert into student2 (name,marks) values('Asha',78.44);</text:p>
      <text:p text:style-name="P1">Query OK, 1 row affected (0.17 sec)</text:p>
      <text:p text:style-name="P1"/>
      <text:p text:style-name="P1">mysql&gt; select * from student2;</text:p>
      <text:p text:style-name="P1">+------+------+-------+</text:p>
      <text:p text:style-name="P1">| roll | name | marks |</text:p>
      <text:p text:style-name="P1">+------+------+-------+</text:p>
      <text:p text:style-name="P1">| <text:s text:c="3"/>1 | Amit | 67.77 |</text:p>
      <text:p text:style-name="P1">| <text:s text:c="3"/>2 | Asha | 78.44 |</text:p>
      <text:p text:style-name="P1">+------+------+-------+</text:p>
      <text:p text:style-name="P1">2 rows in set (0.00 sec)</text:p>
      <text:p text:style-name="P1"/>
      <text:p text:style-name="P1"><text:soft-page-break/>mysql&gt; create table student2 <text:s/>(roll int auto_increment, name varchar(10) not null, marks float, primary key(roll));</text:p>
      <text:p text:style-name="P1">ERROR 1050 (42S01): Table 'student2' already exists</text:p>
      <text:p text:style-name="P1">mysql&gt; create table if not exists student2 <text:s/>(roll int auto_increme</text:p>
      <text:p text:style-name="P1">nt, name varchar(10) not null, marks float, primary key(roll));</text:p>
      <text:p text:style-name="P1">Query OK, 0 rows affected, 1 warning (0.15 sec)</text:p>
      <text:p text:style-name="P1"/>
      <text:p text:style-name="P1">mysql&gt; drop table student2;</text:p>
      <text:p text:style-name="P1">Query OK, 0 rows affected (1.01 sec)</text:p>
      <text:p text:style-name="P1"/>
      <text:p text:style-name="P1">mysql&gt; create table if not exists student2 <text:s/>(roll int auto_increment, name varchar(10) not null, marks float, primary key(roll));</text:p>
      <text:p text:style-name="P1">Query OK, 0 rows affected (1.92 sec)</text:p>
      <text:p text:style-name="P1"/>
      <text:p text:style-name="P1">mysql&gt; insert into student2 (name,marks) values('Asha',78.44);</text:p>
      <text:p text:style-name="P1">Query OK, 1 row affected (0.11 sec)</text:p>
      <text:p text:style-name="P1"/>
      <text:p text:style-name="P1">mysql&gt; select * from student2;</text:p>
      <text:p text:style-name="P1">+------+------+-------+</text:p>
      <text:p text:style-name="P1">| roll | name | marks |</text:p>
      <text:p text:style-name="P1">+------+------+-------+</text:p>
      <text:p text:style-name="P1">| <text:s text:c="3"/>1 | Asha | 78.44 |</text:p>
      <text:p text:style-name="P1">+------+------+-------+</text:p>
      <text:p text:style-name="P1">1 row in set (0.00 sec)</text:p>
      <text:p text:style-name="P1"/>
      <text:p text:style-name="P1">mysql&gt;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09:35:22.207387252</meta:creation-date>
    <dc:date>2023-09-26T09:35:46.224718214</dc:date>
    <meta:editing-duration>PT25S</meta:editing-duration>
    <meta:editing-cycles>1</meta:editing-cycles>
    <meta:document-statistic meta:table-count="0" meta:image-count="0" meta:object-count="0" meta:page-count="2" meta:paragraph-count="62" meta:word-count="404" meta:character-count="2509" meta:non-whitespace-character-count="2075"/>
    <meta:generator>LibreOffice/7.4.1.2$Linux_X86_64 LibreOffice_project/3c58a8f3a960df8bc8fd77b461821e42c061c5f0</meta:generator>
  </office:meta>
</office:document-meta>
</file>